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b307" officeooo:paragraph-rsid="0003b307"/>
    </style:style>
    <style:style style:name="P2" style:family="paragraph" style:parent-style-name="Standard">
      <style:text-properties officeooo:rsid="0004116a" officeooo:paragraph-rsid="0004116a"/>
    </style:style>
    <style:style style:name="P3" style:family="paragraph" style:parent-style-name="Standard">
      <style:text-properties officeooo:rsid="00048f2a" officeooo:paragraph-rsid="00048f2a"/>
    </style:style>
    <style:style style:name="T1" style:family="text">
      <style:text-properties officeooo:rsid="0003b307"/>
    </style:style>
    <style:style style:name="T2" style:family="text">
      <style:text-properties style:text-position="super 58%"/>
    </style:style>
    <style:style style:name="T3" style:family="text">
      <style:text-properties officeooo:rsid="0004116a"/>
    </style:style>
    <style:style style:name="T4" style:family="text">
      <style:text-properties officeooo:rsid="00048f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1">ACTUALITES</text:span></text:p>
      <text:p text:style-name="Standard"/>
      <text:p text:style-name="P1">1<text:span text:style-name="T2">er </text:span>: avec le logo de ADN PODO</text:p>
      <text:p text:style-name="P1"/>
      <text:p text:style-name="P1"><text:tab/>Nous sommes ravis de vous annoncer l’arrivée d’ ADN PODO dans nos locaux .</text:p>
      <text:p text:style-name="P1"><text:tab/>Eric consulte désormais tous les lundis sur Fougères.</text:p>
      <text:p text:style-name="P1"><text:tab/>Prenez vos RDV auprès de Lucie au 02 99 23 86 71 ou à consulter leur site internet ou page Facebook.</text:p>
      <text:p text:style-name="P1"><text:tab/>Vous pourrez également voir quelques unes de leurs conceptions sur leur Instagram<text:tab/></text:p>
      <text:p text:style-name="P1"/>
      <text:p text:style-name="P1"/>
      <text:p text:style-name="P1"/>
      <text:p text:style-name="P1">2<text:span text:style-name="T2">e </text:span>: Avec le logo de audiofeelprod </text:p>
      <text:p text:style-name="P1"/>
      <text:p text:style-name="P1"><text:tab/>Alexis nous rejoint dès aujourd’hui au cabinet. Il vous propose la Sonothérapie (massage aux bols tibétains). Une expérience à venir découvrir <text:span text:style-name="T4">au plus vite</text:span> !!</text:p>
      <text:p text:style-name="P1">N’hésitez pas à prendre RDV dès <text:span text:style-name="T4">à présent</text:span> au 06 47 05 75 18 ou <text:a xlink:type="simple" xlink:href="mailto:Contact@audiofeelprod.com" text:style-name="Internet_20_link" text:visited-style-name="Visited_20_Internet_20_Link">Contact@audiofeelprod.com</text:a></text:p>
      <text:p text:style-name="P1"/>
      <text:p text:style-name="P1"/>
      <text:p text:style-name="P1">3<text:span text:style-name="T2">e </text:span>: <text:span text:style-name="T3">photo arrivée Resa</text:span></text:p>
      <text:p text:style-name="P1"/>
      <text:p text:style-name="P1"><text:tab/><text:span text:style-name="T3">En ce début juin, c’est Resa qui s’installe avec nous. Elle est énergéticienne et vous propose différentes prestations. Retrouver la carte sur son site et contactez-la dès maintenant pour venir découvrir ses soins !</text:span></text:p>
      <text:p text:style-name="P1">https://resazou.wixsite.com/resaenergie</text:p>
      <text:p text:style-name="P1"/>
      <text:p text:style-name="P1"/>
      <text:p text:style-name="P1"/>
      <text:p text:style-name="P2">J’ai mis les différentes photos dans le drive et aussi une photo plus grande taille de Alexis</text:p>
      <text:p text:style-name="P2"/>
      <text:p text:style-name="P3">Reste une photo de moi, salle attente et hygiène (javais oublié appareil photo et téléphone aujourdhui)</text:p>
      <text:p text:style-name="P3"/>
      <text:p text:style-name="P3">J’ai eu ton message sur mon répondeur, pour Care In Coloc (pour les thérapeutes qui veulent me contacter c’est 06 27 70 78 74 (sinon le 02 est ok pour ma présentation de kiné dans thérapeutes)</text:p>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5T20:29:04.525000000</meta:creation-date>
    <dc:date>2022-05-25T20:56:24.934000000</dc:date>
    <meta:editing-duration>PT6M10S</meta:editing-duration>
    <meta:editing-cycles>1</meta:editing-cycles>
    <meta:document-statistic meta:table-count="0" meta:image-count="0" meta:object-count="0" meta:page-count="1" meta:paragraph-count="15" meta:word-count="221" meta:character-count="1305" meta:non-whitespace-character-count="1087"/>
    <meta:generator>LibreOffice/7.2.4.1$Windows_X86_64 LibreOffice_project/27d75539669ac387bb498e35313b970b7fe9c4f9</meta:generator>
  </office:meta>
</office:document-meta>
</file>